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149.81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6.34pt"/>
    </style:style>
    <style:style style:name="co12" style:family="table-column">
      <style:table-column-properties fo:break-before="auto" style:column-width="85.5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06.11pt"/>
    </style:style>
    <style:style style:name="co1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23.19pt" fo:break-before="auto" style:use-optimal-row-height="false"/>
    </style:style>
    <style:style style:name="ro6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20" style:family="table-cell" style:parent-style-name="Default">
      <style:text-properties style:font-name="Century Gothic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fo:border="0.06pt solid #666666" style:vertical-align="middle"/>
      <style:text-properties fo:color="#666666" style:font-name="Century Gothic" fo:font-style="italic" style:font-style-asian="italic" style:font-style-complex="italic"/>
    </style:style>
    <style:style style:name="ce27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1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3" table:default-cell-style-name="ce35"/>
        <table:table-column table:style-name="co3" table:default-cell-style-name="ce31"/>
        <table:table-column table:style-name="co4" table:number-columns-repeated="1015" table:default-cell-style-name="ce20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32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32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3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39" table:number-columns-repeated="1014"/>
          <table:table-cell/>
        </table:table-row>
        <table:table-row table:style-name="ro3">
          <table:table-cell table:style-name="ce6" office:value-type="percentage" office:value="0.1" calcext:value-type="percentage">
            <text:p>10.00%</text:p>
          </table:table-cell>
          <table:table-cell table:style-name="ce21" office:value-type="string" calcext:value-type="string">
            <text:p>Phase 1: </text:p>
            <text:p>Programming</text:p>
          </table:table-cell>
          <table:table-cell table:style-name="ce27" table:formula="of:=[.$A3]*[.C$9]" office:value-type="percentage" office:value="0.006" calcext:value-type="percentage">
            <text:p>0.6%</text:p>
          </table:table-cell>
          <table:table-cell table:style-name="ce34" table:formula="of:=[.C3]*[.$H$10]" office:value-type="currency" office:currency="USD" office:value="1200" calcext:value-type="currency">
            <text:p>$1,200</text:p>
          </table:table-cell>
          <table:table-cell table:style-name="ce27" table:formula="of:=[.$A3]*[.E$9]" office:value-type="percentage" office:value="0.007" calcext:value-type="percentage">
            <text:p>0.7%</text:p>
          </table:table-cell>
          <table:table-cell table:style-name="ce34" table:formula="of:=[.E3]*[.$H$10]" office:value-type="currency" office:currency="USD" office:value="1400" calcext:value-type="currency">
            <text:p>$1,400</text:p>
          </table:table-cell>
          <table:table-cell table:style-name="ce27" table:formula="of:=[.$A3]*[.G$9]" office:value-type="percentage" office:value="0.008" calcext:value-type="percentage">
            <text:p>0.8%</text:p>
          </table:table-cell>
          <table:table-cell table:style-name="ce34" table:formula="of:=[.G3]*[.$H$10]" office:value-type="currency" office:currency="USD" office:value="1600" calcext:value-type="currency">
            <text:p>$1,600</text:p>
          </table:table-cell>
          <table:table-cell table:style-name="ce38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2: </text:p>
            <text:p>Schematic Design</text:p>
          </table:table-cell>
          <table:table-cell table:style-name="ce27" table:formula="of:=[.$A4]*[.C$9]" office:value-type="percentage" office:value="0.012" calcext:value-type="percentage">
            <text:p>1.2%</text:p>
          </table:table-cell>
          <table:table-cell table:style-name="ce34" table:formula="of:=[.C4]*[.$H$10]" office:value-type="currency" office:currency="USD" office:value="2400" calcext:value-type="currency">
            <text:p>$2,400</text:p>
          </table:table-cell>
          <table:table-cell table:style-name="ce27" table:formula="of:=[.$A4]*[.E$9]" office:value-type="percentage" office:value="0.014" calcext:value-type="percentage">
            <text:p>1.4%</text:p>
          </table:table-cell>
          <table:table-cell table:style-name="ce34" table:formula="of:=[.E4]*[.$H$10]" office:value-type="currency" office:currency="USD" office:value="2800" calcext:value-type="currency">
            <text:p>$2,800</text:p>
          </table:table-cell>
          <table:table-cell table:style-name="ce27" table:formula="of:=[.$A4]*[.G$9]" office:value-type="percentage" office:value="0.016" calcext:value-type="percentage">
            <text:p>1.6%</text:p>
          </table:table-cell>
          <table:table-cell table:style-name="ce34" table:formula="of:=[.G4]*[.$H$10]" office:value-type="currency" office:currency="USD" office:value="3200" calcext:value-type="currency">
            <text:p>$3,200</text:p>
          </table:table-cell>
          <table:table-cell table:style-name="ce38" table:formula="of:=ROUNDUP(['Hour Breakdown'.F11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6" office:value-type="percentage" office:value="0.15" calcext:value-type="percentage">
            <text:p>15.00%</text:p>
          </table:table-cell>
          <table:table-cell table:style-name="ce21" office:value-type="string" calcext:value-type="string">
            <text:p>Phase 3: </text:p>
            <text:p>Design Development</text:p>
          </table:table-cell>
          <table:table-cell table:style-name="ce27" table:formula="of:=[.$A5]*[.C$9]" office:value-type="percentage" office:value="0.009" calcext:value-type="percentage">
            <text:p>0.9%</text:p>
          </table:table-cell>
          <table:table-cell table:style-name="ce34" table:formula="of:=[.C5]*[.$H$10]" office:value-type="currency" office:currency="USD" office:value="1800" calcext:value-type="currency">
            <text:p>$1,800</text:p>
          </table:table-cell>
          <table:table-cell table:style-name="ce27" table:formula="of:=[.$A5]*[.E$9]" office:value-type="percentage" office:value="0.0105" calcext:value-type="percentage">
            <text:p>1.1%</text:p>
          </table:table-cell>
          <table:table-cell table:style-name="ce34" table:formula="of:=[.E5]*[.$H$10]" office:value-type="currency" office:currency="USD" office:value="2100" calcext:value-type="currency">
            <text:p>$2,100</text:p>
          </table:table-cell>
          <table:table-cell table:style-name="ce27" table:formula="of:=[.$A5]*[.G$9]" office:value-type="percentage" office:value="0.012" calcext:value-type="percentage">
            <text:p>1.2%</text:p>
          </table:table-cell>
          <table:table-cell table:style-name="ce34" table:formula="of:=[.G5]*[.$H$10]" office:value-type="currency" office:currency="USD" office:value="2400" calcext:value-type="currency">
            <text:p>$2,400</text:p>
          </table:table-cell>
          <table:table-cell table:style-name="ce38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3" calcext:value-type="percentage">
            <text:p>30.00%</text:p>
          </table:table-cell>
          <table:table-cell table:style-name="ce21" office:value-type="string" calcext:value-type="string">
            <text:p>Phase 4: </text:p>
            <text:p>Construction Documents</text:p>
          </table:table-cell>
          <table:table-cell table:style-name="ce27" table:formula="of:=[.$A6]*[.C$9]" office:value-type="percentage" office:value="0.018" calcext:value-type="percentage">
            <text:p>1.8%</text:p>
          </table:table-cell>
          <table:table-cell table:style-name="ce34" table:formula="of:=[.C6]*[.$H$10]" office:value-type="currency" office:currency="USD" office:value="3600" calcext:value-type="currency">
            <text:p>$3,600</text:p>
          </table:table-cell>
          <table:table-cell table:style-name="ce27" table:formula="of:=[.$A6]*[.E$9]" office:value-type="percentage" office:value="0.021" calcext:value-type="percentage">
            <text:p>2.1%</text:p>
          </table:table-cell>
          <table:table-cell table:style-name="ce34" table:formula="of:=[.E6]*[.$H$10]" office:value-type="currency" office:currency="USD" office:value="4200" calcext:value-type="currency">
            <text:p>$4,200</text:p>
          </table:table-cell>
          <table:table-cell table:style-name="ce27" table:formula="of:=[.$A6]*[.G$9]" office:value-type="percentage" office:value="0.024" calcext:value-type="percentage">
            <text:p>2.4%</text:p>
          </table:table-cell>
          <table:table-cell table:style-name="ce34" table:formula="of:=[.G6]*[.$H$10]" office:value-type="currency" office:currency="USD" office:value="4800" calcext:value-type="currency">
            <text:p>$4,800</text:p>
          </table:table-cell>
          <table:table-cell table:style-name="ce38" table:formula="of:=ROUNDUP(['Hour Breakdown'.F13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05" calcext:value-type="percentage">
            <text:p>5.00%</text:p>
          </table:table-cell>
          <table:table-cell table:style-name="ce21" office:value-type="string" calcext:value-type="string">
            <text:p>Phase 5: </text:p>
            <text:p>Bidding &amp; Contract Negotiation</text:p>
          </table:table-cell>
          <table:table-cell table:style-name="ce27" table:formula="of:=[.$A7]*[.C$9]" office:value-type="percentage" office:value="0.003" calcext:value-type="percentage">
            <text:p>0.3%</text:p>
          </table:table-cell>
          <table:table-cell table:style-name="ce34" table:formula="of:=[.C7]*[.$H$10]" office:value-type="currency" office:currency="USD" office:value="600" calcext:value-type="currency">
            <text:p>$600</text:p>
          </table:table-cell>
          <table:table-cell table:style-name="ce27" table:formula="of:=[.$A7]*[.E$9]" office:value-type="percentage" office:value="0.0035" calcext:value-type="percentage">
            <text:p>0.4%</text:p>
          </table:table-cell>
          <table:table-cell table:style-name="ce34" table:formula="of:=[.E7]*[.$H$10]" office:value-type="currency" office:currency="USD" office:value="700" calcext:value-type="currency">
            <text:p>$700</text:p>
          </table:table-cell>
          <table:table-cell table:style-name="ce27" table:formula="of:=[.$A7]*[.G$9]" office:value-type="percentage" office:value="0.004" calcext:value-type="percentage">
            <text:p>0.4%</text:p>
          </table:table-cell>
          <table:table-cell table:style-name="ce34" table:formula="of:=[.G7]*[.$H$10]" office:value-type="currency" office:currency="USD" office:value="800" calcext:value-type="currency">
            <text:p>$800</text:p>
          </table:table-cell>
          <table:table-cell table:style-name="ce38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4">
          <table:table-cell table:style-name="ce6" office:value-type="percentage" office:value="0.2" calcext:value-type="percentage">
            <text:p>20.00%</text:p>
          </table:table-cell>
          <table:table-cell table:style-name="ce21" office:value-type="string" calcext:value-type="string">
            <text:p>Phase 6: </text:p>
            <text:p>Construction Administration</text:p>
          </table:table-cell>
          <table:table-cell table:style-name="ce27" table:formula="of:=[.$A8]*[.C$9]" office:value-type="percentage" office:value="0.012" calcext:value-type="percentage">
            <text:p>1.2%</text:p>
          </table:table-cell>
          <table:table-cell table:style-name="ce34" table:formula="of:=[.C8]*[.$H$10]" office:value-type="currency" office:currency="USD" office:value="2400" calcext:value-type="currency">
            <text:p>$2,400</text:p>
          </table:table-cell>
          <table:table-cell table:style-name="ce27" table:formula="of:=[.$A8]*[.E$9]" office:value-type="percentage" office:value="0.014" calcext:value-type="percentage">
            <text:p>1.4%</text:p>
          </table:table-cell>
          <table:table-cell table:style-name="ce34" table:formula="of:=[.E8]*[.$H$10]" office:value-type="currency" office:currency="USD" office:value="2800" calcext:value-type="currency">
            <text:p>$2,800</text:p>
          </table:table-cell>
          <table:table-cell table:style-name="ce27" table:formula="of:=[.$A8]*[.G$9]" office:value-type="percentage" office:value="0.016" calcext:value-type="percentage">
            <text:p>1.6%</text:p>
          </table:table-cell>
          <table:table-cell table:style-name="ce34" table:formula="of:=[.G8]*[.$H$10]" office:value-type="currency" office:currency="USD" office:value="3200" calcext:value-type="currency">
            <text:p>$3,200</text:p>
          </table:table-cell>
          <table:table-cell table:style-name="ce38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5" office:value-type="string" calcext:value-type="string">
            <text:p>All Phases</text:p>
          </table:table-cell>
          <table:table-cell table:style-name="ce28" table:formula="of:=['Hour Breakdown'.B4]" office:value-type="percentage" office:value="0.06" calcext:value-type="percentage">
            <text:p>6.0%</text:p>
          </table:table-cell>
          <table:table-cell table:style-name="ce33" table:formula="of:=SUM([.D3:.D8])" office:value-type="currency" office:currency="USD" office:value="12000" calcext:value-type="currency">
            <text:p>$12,000</text:p>
          </table:table-cell>
          <table:table-cell table:style-name="ce28" table:formula="of:=[.C9]+0.01" office:value-type="percentage" office:value="0.07" calcext:value-type="percentage">
            <text:p>7.0%</text:p>
          </table:table-cell>
          <table:table-cell table:style-name="ce33" table:formula="of:=SUM([.F3:.F8])" office:value-type="currency" office:currency="USD" office:value="14000" calcext:value-type="currency">
            <text:p>$14,000</text:p>
          </table:table-cell>
          <table:table-cell table:style-name="ce28" table:formula="of:=[.E9]+0.01" office:value-type="percentage" office:value="0.08" calcext:value-type="percentage">
            <text:p>8.0%</text:p>
          </table:table-cell>
          <table:table-cell table:style-name="ce33" table:formula="of:=SUM([.H3:.H8])" office:value-type="currency" office:currency="USD" office:value="16000" calcext:value-type="currency">
            <text:p>$16,000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style-name="ce26"/>
          <table:covered-table-cell table:number-columns-repeated="3" table:style-name="ce30"/>
          <table:covered-table-cell table:style-name="ce36"/>
          <table:covered-table-cell table:style-name="ce30"/>
          <table:table-cell table:style-name="ce37" table:formula="of:=['Hour Breakdown'.B3]" office:value-type="currency" office:currency="USD" office:value="200000" calcext:value-type="currency">
            <text:p>$20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number-columns-repeated="1014" table:default-cell-style-name="ce20"/>
        <table:table-row table:style-name="ro1">
          <table:table-cell table:style-name="ce46" office:value-type="string" calcext:value-type="string">
            <text:p>Square Footage</text:p>
          </table:table-cell>
          <table:table-cell table:style-name="ce49" office:value-type="float" office:value="23000" calcext:value-type="float">
            <text:p>23,000 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50" calcext:value-type="float">
            <text:p>50 $/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Total Estimated Construction Costs</text:p>
          </table:table-cell>
          <table:table-cell table:style-name="ce51" office:value-type="float" office:value="200000" calcext:value-type="float">
            <text:p>$200,000.00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rchitecture/Eng Fees - Percentage of Construction</text:p>
          </table:table-cell>
          <table:table-cell table:style-name="ce52" table:formula="of:=[$'Hourly Rates'.F6]" office:value-type="percentage" office:value="0.06" calcext:value-type="percentage">
            <text:p>6.0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12000" calcext:value-type="float">
            <text:p>$12,0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/>
          <table:table-cell table:style-name="ce52"/>
          <table:table-cell table:number-columns-repeated="1022"/>
        </table:table-row>
        <table:table-row table:style-name="ro1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0]*[.B$5]" office:value-type="float" office:value="1200" calcext:value-type="float">
            <text:p>$1,200.00</text:p>
          </table:table-cell>
          <table:table-cell table:style-name="ce53" table:formula="of:=[.C10]" office:value-type="float" office:value="1200" calcext:value-type="float">
            <text:p>$1,200.00</text:p>
          </table:table-cell>
          <table:table-cell table:style-name="ce62" table:formula="of:=[.C10]/[.B$8]" office:value-type="float" office:value="21.8181818181818" calcext:value-type="float">
            <text:p>22 hrs</text:p>
          </table:table-cell>
          <table:table-cell table:style-name="ce65" table:formula="of:=[.E10]/20" office:value-type="float" office:value="1.09090909090909" calcext:value-type="float">
            <text:p>1.1 wks</text:p>
          </table:table-cell>
          <table:table-cell table:style-name="ce65" table:formula="of:=[.E10]/30" office:value-type="float" office:value="0.727272727272727" calcext:value-type="float">
            <text:p>0.7 wks</text:p>
          </table:table-cell>
          <table:table-cell table:style-name="ce65" table:formula="of:=[.E10]/40" office:value-type="float" office:value="0.545454545454545" calcext:value-type="float">
            <text:p>0.5 wks</text:p>
          </table:table-cell>
          <table:table-cell table:style-name="ce65" table:formula="of:=[.H10]/1.5" office:value-type="float" office:value="0.363636363636364" calcext:value-type="float">
            <text:p>0.4 wks</text:p>
          </table:table-cell>
          <table:table-cell table:style-name="ce65" table:formula="of:=[.H10]/2" office:value-type="float" office:value="0.272727272727273" calcext:value-type="float">
            <text:p>0.3 wks</text:p>
          </table:table-cell>
          <table:table-cell table:style-name="ce65" table:formula="of:=[.H10]/2.5" office:value-type="float" office:value="0.218181818181818" calcext:value-type="float">
            <text:p>0.2 wks</text:p>
          </table:table-cell>
          <table:table-cell table:style-name="ce65" table:formula="of:=[.H10]/3" office:value-type="float" office:value="0.181818181818182" calcext:value-type="float">
            <text:p>0.2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2400" calcext:value-type="float">
            <text:p>$2,400.00</text:p>
          </table:table-cell>
          <table:table-cell table:style-name="ce53" table:formula="of:=[.D10]+[.C11]" office:value-type="float" office:value="3600" calcext:value-type="float">
            <text:p>$3,600.00</text:p>
          </table:table-cell>
          <table:table-cell table:style-name="ce62" table:formula="of:=[.C11]/[.B$8]" office:value-type="float" office:value="43.6363636363636" calcext:value-type="float">
            <text:p>44 hrs</text:p>
          </table:table-cell>
          <table:table-cell table:style-name="ce65" table:formula="of:=[.E11]/20" office:value-type="float" office:value="2.18181818181818" calcext:value-type="float">
            <text:p>2.2 wks</text:p>
          </table:table-cell>
          <table:table-cell table:style-name="ce65" table:formula="of:=[.E11]/30" office:value-type="float" office:value="1.45454545454545" calcext:value-type="float">
            <text:p>1.5 wks</text:p>
          </table:table-cell>
          <table:table-cell table:style-name="ce65" table:formula="of:=[.E11]/40" office:value-type="float" office:value="1.09090909090909" calcext:value-type="float">
            <text:p>1.1 wks</text:p>
          </table:table-cell>
          <table:table-cell table:style-name="ce65" table:formula="of:=[.H11]/1.5" office:value-type="float" office:value="0.727272727272727" calcext:value-type="float">
            <text:p>0.7 wks</text:p>
          </table:table-cell>
          <table:table-cell table:style-name="ce65" table:formula="of:=[.H11]/2" office:value-type="float" office:value="0.545454545454545" calcext:value-type="float">
            <text:p>0.5 wks</text:p>
          </table:table-cell>
          <table:table-cell table:style-name="ce65" table:formula="of:=[.H11]/2.5" office:value-type="float" office:value="0.436363636363636" calcext:value-type="float">
            <text:p>0.4 wks</text:p>
          </table:table-cell>
          <table:table-cell table:style-name="ce65" table:formula="of:=[.H11]/3" office:value-type="float" office:value="0.363636363636364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12]*[.B$5]" office:value-type="float" office:value="1800" calcext:value-type="float">
            <text:p>$1,800.00</text:p>
          </table:table-cell>
          <table:table-cell table:style-name="ce53" table:formula="of:=[.D11]+[.C12]" office:value-type="float" office:value="5400" calcext:value-type="float">
            <text:p>$5,400.00</text:p>
          </table:table-cell>
          <table:table-cell table:style-name="ce62" table:formula="of:=[.C12]/[.B$8]" office:value-type="float" office:value="32.7272727272727" calcext:value-type="float">
            <text:p>33 hrs</text:p>
          </table:table-cell>
          <table:table-cell table:style-name="ce65" table:formula="of:=[.E12]/20" office:value-type="float" office:value="1.63636363636364" calcext:value-type="float">
            <text:p>1.6 wks</text:p>
          </table:table-cell>
          <table:table-cell table:style-name="ce65" table:formula="of:=[.E12]/30" office:value-type="float" office:value="1.09090909090909" calcext:value-type="float">
            <text:p>1.1 wks</text:p>
          </table:table-cell>
          <table:table-cell table:style-name="ce65" table:formula="of:=[.E12]/40" office:value-type="float" office:value="0.818181818181818" calcext:value-type="float">
            <text:p>0.8 wks</text:p>
          </table:table-cell>
          <table:table-cell table:style-name="ce65" table:formula="of:=[.H12]/1.5" office:value-type="float" office:value="0.545454545454545" calcext:value-type="float">
            <text:p>0.5 wks</text:p>
          </table:table-cell>
          <table:table-cell table:style-name="ce65" table:formula="of:=[.H12]/2" office:value-type="float" office:value="0.409090909090909" calcext:value-type="float">
            <text:p>0.4 wks</text:p>
          </table:table-cell>
          <table:table-cell table:style-name="ce65" table:formula="of:=[.H12]/2.5" office:value-type="float" office:value="0.327272727272727" calcext:value-type="float">
            <text:p>0.3 wks</text:p>
          </table:table-cell>
          <table:table-cell table:style-name="ce65" table:formula="of:=[.H12]/3" office:value-type="float" office:value="0.272727272727273" calcext:value-type="float">
            <text:p>0.3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3600" calcext:value-type="float">
            <text:p>$3,600.00</text:p>
          </table:table-cell>
          <table:table-cell table:style-name="ce53" table:formula="of:=[.D12]+[.C13]" office:value-type="float" office:value="9000" calcext:value-type="float">
            <text:p>$9,000.00</text:p>
          </table:table-cell>
          <table:table-cell table:style-name="ce62" table:formula="of:=[.C13]/[.B$8]" office:value-type="float" office:value="65.4545454545455" calcext:value-type="float">
            <text:p>65 hrs</text:p>
          </table:table-cell>
          <table:table-cell table:style-name="ce65" table:formula="of:=[.E13]/20" office:value-type="float" office:value="3.27272727272727" calcext:value-type="float">
            <text:p>3.3 wks</text:p>
          </table:table-cell>
          <table:table-cell table:style-name="ce65" table:formula="of:=[.E13]/30" office:value-type="float" office:value="2.18181818181818" calcext:value-type="float">
            <text:p>2.2 wks</text:p>
          </table:table-cell>
          <table:table-cell table:style-name="ce65" table:formula="of:=[.E13]/40" office:value-type="float" office:value="1.63636363636364" calcext:value-type="float">
            <text:p>1.6 wks</text:p>
          </table:table-cell>
          <table:table-cell table:style-name="ce65" table:formula="of:=[.H13]/1.5" office:value-type="float" office:value="1.09090909090909" calcext:value-type="float">
            <text:p>1.1 wks</text:p>
          </table:table-cell>
          <table:table-cell table:style-name="ce65" table:formula="of:=[.H13]/2" office:value-type="float" office:value="0.818181818181818" calcext:value-type="float">
            <text:p>0.8 wks</text:p>
          </table:table-cell>
          <table:table-cell table:style-name="ce65" table:formula="of:=[.H13]/2.5" office:value-type="float" office:value="0.654545454545455" calcext:value-type="float">
            <text:p>0.7 wks</text:p>
          </table:table-cell>
          <table:table-cell table:style-name="ce65" table:formula="of:=[.H13]/3" office:value-type="float" office:value="0.545454545454546" calcext:value-type="float">
            <text:p>0.5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600" calcext:value-type="float">
            <text:p>$600.00</text:p>
          </table:table-cell>
          <table:table-cell table:style-name="ce53" table:formula="of:=[.D13]+[.C14]" office:value-type="float" office:value="9600" calcext:value-type="float">
            <text:p>$9,600.00</text:p>
          </table:table-cell>
          <table:table-cell table:style-name="ce62" table:formula="of:=[.C14]/[.B$8]" office:value-type="float" office:value="10.9090909090909" calcext:value-type="float">
            <text:p>11 hrs</text:p>
          </table:table-cell>
          <table:table-cell table:style-name="ce65" table:formula="of:=[.E14]/20" office:value-type="float" office:value="0.545454545454545" calcext:value-type="float">
            <text:p>0.5 wks</text:p>
          </table:table-cell>
          <table:table-cell table:style-name="ce65" table:formula="of:=[.E14]/30" office:value-type="float" office:value="0.363636363636364" calcext:value-type="float">
            <text:p>0.4 wks</text:p>
          </table:table-cell>
          <table:table-cell table:style-name="ce65" table:formula="of:=[.E14]/40" office:value-type="float" office:value="0.272727272727273" calcext:value-type="float">
            <text:p>0.3 wks</text:p>
          </table:table-cell>
          <table:table-cell table:style-name="ce65" table:formula="of:=[.H14]/1.5" office:value-type="float" office:value="0.181818181818182" calcext:value-type="float">
            <text:p>0.2 wks</text:p>
          </table:table-cell>
          <table:table-cell table:style-name="ce65" table:formula="of:=[.H14]/2" office:value-type="float" office:value="0.136363636363636" calcext:value-type="float">
            <text:p>0.1 wks</text:p>
          </table:table-cell>
          <table:table-cell table:style-name="ce65" table:formula="of:=[.H14]/2.5" office:value-type="float" office:value="0.109090909090909" calcext:value-type="float">
            <text:p>0.1 wks</text:p>
          </table:table-cell>
          <table:table-cell table:style-name="ce65" table:formula="of:=[.H14]/3" office:value-type="float" office:value="0.0909090909090909" calcext:value-type="float">
            <text:p>0.1 wks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2400" calcext:value-type="float">
            <text:p>$2,400.00</text:p>
          </table:table-cell>
          <table:table-cell table:style-name="ce53" table:formula="of:=[.D14]+[.C15]" office:value-type="float" office:value="12000" calcext:value-type="float">
            <text:p>$12,000.00</text:p>
          </table:table-cell>
          <table:table-cell table:style-name="ce62" table:formula="of:=[.C15]/[.B$8]" office:value-type="float" office:value="43.6363636363636" calcext:value-type="float">
            <text:p>44 hrs</text:p>
          </table:table-cell>
          <table:table-cell table:style-name="ce66" table:formula="of:=[.E15]/20" office:value-type="float" office:value="2.18181818181818" calcext:value-type="float">
            <text:p>2.2 wks</text:p>
          </table:table-cell>
          <table:table-cell table:style-name="ce66" table:formula="of:=[.E15]/30" office:value-type="float" office:value="1.45454545454545" calcext:value-type="float">
            <text:p>1.5 wks</text:p>
          </table:table-cell>
          <table:table-cell table:style-name="ce66" table:formula="of:=[.E15]/40" office:value-type="float" office:value="1.09090909090909" calcext:value-type="float">
            <text:p>1.1 wks</text:p>
          </table:table-cell>
          <table:table-cell table:style-name="ce66" table:formula="of:=[.H15]/1.5" office:value-type="float" office:value="0.727272727272727" calcext:value-type="float">
            <text:p>0.7 wks</text:p>
          </table:table-cell>
          <table:table-cell table:style-name="ce66" table:formula="of:=[.H15]/2" office:value-type="float" office:value="0.545454545454545" calcext:value-type="float">
            <text:p>0.5 wks</text:p>
          </table:table-cell>
          <table:table-cell table:style-name="ce65" table:formula="of:=[.H15]/2.5" office:value-type="float" office:value="0.436363636363636" calcext:value-type="float">
            <text:p>0.4 wks</text:p>
          </table:table-cell>
          <table:table-cell table:style-name="ce65" table:formula="of:=[.H15]/3" office:value-type="float" office:value="0.363636363636364" calcext:value-type="float">
            <text:p>0.4 wk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12000" calcext:value-type="float">
            <text:p>$12,000.00</text:p>
          </table:table-cell>
          <table:table-cell table:style-name="ce53" table:formula="of:=[.C16]" office:value-type="float" office:value="12000" calcext:value-type="float">
            <text:p>$12,000.00</text:p>
          </table:table-cell>
          <table:table-cell table:style-name="ce62" table:formula="of:=[.C16]/[.B$8]" office:value-type="float" office:value="218.181818181818" calcext:value-type="float">
            <text:p>218 hrs</text:p>
          </table:table-cell>
          <table:table-cell table:style-name="ce65" table:formula="of:=SUM([.F10:.F15])" office:value-type="float" office:value="10.9090909090909" calcext:value-type="float">
            <text:p>10.9 wks</text:p>
          </table:table-cell>
          <table:table-cell table:style-name="ce65" table:formula="of:=SUM([.G10:.G15])" office:value-type="float" office:value="7.27272727272727" calcext:value-type="float">
            <text:p>7.3 wks</text:p>
          </table:table-cell>
          <table:table-cell table:style-name="ce65" table:formula="of:=SUM([.H10:.H15])" office:value-type="float" office:value="5.45454545454546" calcext:value-type="float">
            <text:p>5.5 wks</text:p>
          </table:table-cell>
          <table:table-cell table:style-name="ce65" table:formula="of:=SUM([.I10:.I15])" office:value-type="float" office:value="3.63636363636364" calcext:value-type="float">
            <text:p>3.6 wks</text:p>
          </table:table-cell>
          <table:table-cell table:style-name="ce65" table:formula="of:=SUM([.J10:.J15])" office:value-type="float" office:value="2.72727272727273" calcext:value-type="float">
            <text:p>2.7 wks</text:p>
          </table:table-cell>
          <table:table-cell table:style-name="ce65" table:formula="of:=SUM([.K10:.K15])" office:value-type="float" office:value="2.18181818181818" calcext:value-type="float">
            <text:p>2.2 wks</text:p>
          </table:table-cell>
          <table:table-cell table:style-name="ce65" table:formula="of:=SUM([.L10:.L15])" office:value-type="float" office:value="1.81818181818182" calcext:value-type="float">
            <text:p>1.8 wks</text:p>
          </table:table-cell>
          <table:table-cell table:number-columns-repeated="1012"/>
        </table:table-row>
        <table:table-row table:style-name="ro1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4" table:default-cell-style-name="ce20"/>
        <table:table-column table:style-name="co15" table:number-columns-repeated="3" table:default-cell-style-name="ce20"/>
        <table:table-column table:style-name="co15" table:default-cell-style-name="ce59"/>
        <table:table-column table:style-name="co15" table:visibility="collapse" table:default-cell-style-name="ce59"/>
        <table:table-column table:style-name="co13" table:number-columns-repeated="1015" table:default-cell-style-name="ce20"/>
        <table:table-row table:style-name="ro6">
          <table:table-cell table:style-name="ce84" office:value-type="string" calcext:value-type="string">
            <text:p>Skill Level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103" office:value-type="string" calcext:value-type="string">
            <text:p>A Rough Estimated Percentage of Fees</text:p>
          </table:table-cell>
          <table:table-cell table:style-name="ce103" office:value-type="string" calcext:value-type="string">
            <text:p>A Rough Estimated Percentage of Overall Construction Costs</text:p>
          </table:table-cell>
          <table:table-cell table:style-name="ce111" table:number-columns-repeated="1014"/>
          <table:table-cell/>
        </table:table-row>
        <table:table-row table:style-name="ro1">
          <table:table-cell table:style-name="ce87" office:value-type="string" calcext:value-type="string" table:number-columns-spanned="5" table:number-rows-spanned="1">
            <text:p>OpeningDETAIL</text:p>
          </table:table-cell>
          <table:covered-table-cell table:number-columns-repeated="3" table:style-name="ce92"/>
          <table:covered-table-cell table:style-name="ce101"/>
          <table:table-cell table:style-name="ce105" office:value-type="percentage" office:value="0.06" calcext:value-type="percentage">
            <text:p>6.0%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1 (Senior Architect)</text:p>
          </table:table-cell>
          <table:table-cell table:style-name="ce98" office:value-type="float" office:value="65" calcext:value-type="float">
            <text:p>$65/HR</text:p>
          </table:table-cell>
          <table:table-cell table:style-name="ce98" table:formula="of:=[.B3]+10" office:value-type="float" office:value="75" calcext:value-type="float">
            <text:p>$75/HR</text:p>
          </table:table-cell>
          <table:table-cell table:style-name="ce98" table:formula="of:=[.C3]+10" office:value-type="float" office:value="85" calcext:value-type="float">
            <text:p>$85/HR</text:p>
          </table:table-cell>
          <table:table-cell table:style-name="ce104" office:value-type="percentage" office:value="0.35" calcext:value-type="percentage">
            <text:p>35.0%</text:p>
          </table:table-cell>
          <table:table-cell table:style-name="ce105"/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2 (Architect)</text:p>
          </table:table-cell>
          <table:table-cell table:style-name="ce98" office:value-type="float" office:value="55" calcext:value-type="float">
            <text:p>$55/HR</text:p>
          </table:table-cell>
          <table:table-cell table:style-name="ce98" table:formula="of:=[.B4]+10" office:value-type="float" office:value="65" calcext:value-type="float">
            <text:p>$65/HR</text:p>
          </table:table-cell>
          <table:table-cell table:style-name="ce98" table:formula="of:=[.C4]+10" office:value-type="float" office:value="75" calcext:value-type="float">
            <text:p>$75/HR</text:p>
          </table:table-cell>
          <table:table-cell table:style-name="ce104" office:value-type="percentage" office:value="0.45" calcext:value-type="percentage">
            <text:p>45.0%</text:p>
          </table:table-cell>
          <table:table-cell table:style-name="ce105"/>
          <table:table-cell table:number-columns-repeated="1015"/>
        </table:table-row>
        <table:table-row table:style-name="ro1">
          <table:table-cell table:style-name="ce94" office:value-type="string" calcext:value-type="string">
            <text:p>Skill Level 3 (Intern)</text:p>
          </table:table-cell>
          <table:table-cell table:style-name="ce98" office:value-type="float" office:value="45" calcext:value-type="float">
            <text:p>$45/HR</text:p>
          </table:table-cell>
          <table:table-cell table:style-name="ce98" table:formula="of:=[.B5]+10" office:value-type="float" office:value="55" calcext:value-type="float">
            <text:p>$55/HR</text:p>
          </table:table-cell>
          <table:table-cell table:style-name="ce98" table:formula="of:=[.C5]+10" office:value-type="float" office:value="65" calcext:value-type="float">
            <text:p>$65/HR</text:p>
          </table:table-cell>
          <table:table-cell table:style-name="ce104" office:value-type="percentage" office:value="0.2" calcext:value-type="percentage">
            <text:p>20.0%</text:p>
          </table:table-cell>
          <table:table-cell table:style-name="ce105"/>
          <table:table-cell table:number-columns-repeated="1015"/>
        </table:table-row>
        <table:table-row table:style-name="ro1">
          <table:table-cell table:style-name="ce90" office:value-type="string" calcext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101" table:formula="of:=SUM([.E2:.E5])" office:value-type="percentage" office:value="1" calcext:value-type="percentage">
            <text:p>100.0%</text:p>
          </table:table-cell>
          <table:table-cell table:style-name="ce105" table:formula="of:=SUM([.F2:.F5])" office:value-type="percentage" office:value="0.06" calcext:value-type="percentage">
            <text:p>6.0%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8:28:34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3-18T08:21:54.330000000</dc:date>
    <meta:editing-duration>PT20H28M13S</meta:editing-duration>
    <meta:editing-cycles>54</meta:editing-cycles>
    <meta:generator>LibreOffice/5.3.2.2$Windows_X86_64 LibreOffice_project/6cd4f1ef626f15116896b1d8e1398b56da0d0ee1</meta:generator>
    <meta:document-statistic meta:table-count="3" meta:cell-count="208" meta:object-count="0"/>
  </office:meta>
</office:document-meta>
</file>